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Messages" table:style-name="ta1">
        <table:table-row>
          <table:table-cell office:value-type="string">
            <text:p>nick</text:p>
          </table:table-cell>
          <table:table-cell office:value-type="string">
            <text:p>content</text:p>
          </table:table-cell>
          <table:table-cell office:value-type="string">
            <text:p>category</text:p>
          </table:table-cell>
        </table:table-row>
        <table:table-row>
          <table:table-cell office:value-type="string">
            <text:p>SpeedRunner42</text:p>
          </table:table-cell>
          <table:table-cell office:value-type="string">
            <text:p>Just beat the Pac-Man world record! 3,333,360 points!</text:p>
          </table:table-cell>
          <table:table-cell office:value-type="string">
            <text:p>Contests</text:p>
          </table:table-cell>
        </table:table-row>
        <table:table-row>
          <table:table-cell office:value-type="string">
            <text:p>RetroGamer</text:p>
          </table:table-cell>
          <table:table-cell office:value-type="string">
            <text:p>Has anyone tried the new Donkey Kong remaster?</text:p>
          </table:table-cell>
          <table:table-cell office:value-type="string">
            <text:p>New Game Releases</text:p>
          </table:table-cell>
        </table:table-row>
        <table:table-row>
          <table:table-cell office:value-type="string">
            <text:p>ArcadeFan</text:p>
          </table:table-cell>
          <table:table-cell office:value-type="string">
            <text:p>Billy Mitchell is back with a new Centipede score</text:p>
          </table:table-cell>
          <table:table-cell office:value-type="string">
            <text:p>Relevant Playe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